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080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s_20_das_20_setas_20_19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Pontas_20_das_20_setas_20_1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Pontas_20_das_20_setas_20_1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Pontas_20_das_20_setas_20_15" draw:marker-end-width="0.3cm" draw:fill="none" draw:textarea-vertical-align="middle" loext:decorative="false"/>
    </style:style>
    <style:style style:name="gr17" style:family="graphic" style:parent-style-name="standard">
      <style:graphic-properties draw:fill="solid" draw:fill-color="#d4ea6b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 loext:decorative="false"/>
      <style:paragraph-properties style:writing-mode="lr-tb"/>
    </style:style>
    <style:style style:name="gr19" style:family="graphic" style:parent-style-name="objectwithoutfill">
      <style:graphic-properties draw:marker-end="Pontas_20_das_20_setas_20_16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Pontas_20_das_20_setas_20_17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Pontas_20_das_20_setas_20_18" draw:marker-end-width="0.3cm" draw:fill="none" draw:textarea-vertical-align="middle" loext:decorative="false"/>
    </style:style>
    <style:style style:name="gr22" style:family="graphic" style:parent-style-name="standard">
      <style:graphic-properties draw:textarea-vertical-align="middle" loext:decorative="false"/>
      <style:paragraph-properties style:writing-mode="lr-tb"/>
    </style:style>
    <style:style style:name="gr23" style:family="graphic" style:parent-style-name="standard">
      <style:graphic-properties draw:fill="solid" draw:fill-color="#94bd5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5" style:family="graphic" style:parent-style-name="standard">
      <style:graphic-properties draw:fill="solid" draw:fill-color="#ccffff" draw:textarea-vertical-align="middle" loext:decorative="false"/>
      <style:paragraph-properties style:writing-mode="lr-tb"/>
    </style:style>
    <style:style style:name="gr26" style:family="graphic" style:parent-style-name="objectwithoutfill">
      <style:graphic-properties draw:stroke="solid" draw:marker-start="" draw:marker-end="Arrow" draw:fill="none" draw:textarea-vertical-align="middle" loext:decorative="false"/>
    </style:style>
    <style:style style:name="gr27" style:family="graphic" style:parent-style-name="objectwithoutfill">
      <style:graphic-properties draw:marker-start="" draw:marker-end="Arrow" draw:fill="none" draw:textarea-vertical-align="middle" loext:decorative="false"/>
    </style:style>
    <style:style style:name="gr28" style:family="graphic" style:parent-style-name="objectwithoutfill">
      <style:graphic-properties draw:marker-start="Arrow" draw:marker-end="" draw:fill="none" draw:textarea-vertical-align="middle" loext:decorative="false"/>
    </style:style>
    <style:style style:name="gr29" style:family="graphic" style:parent-style-name="standard">
      <style:graphic-properties draw:fill="solid" draw:fill-color="#ff6633" draw:textarea-vertical-align="middle" loext:decorative="false"/>
      <style:paragraph-properties style:writing-mode="lr-tb"/>
    </style:style>
    <style:style style:name="gr30" style:family="graphic" style:parent-style-name="objectwithoutfill">
      <style:graphic-properties draw:marker-end="Arrow" draw:fill="none" draw:textarea-vertical-align="middle" loext:decorative="false"/>
    </style:style>
    <style:style style:name="gr31" style:family="graphic" style:parent-style-name="standard">
      <style:graphic-properties draw:fill="solid" draw:fill-color="#008080" draw:textarea-horizontal-align="justify" draw:textarea-vertical-align="middle" draw:auto-grow-height="fals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loext:decorative="false"/>
    </style:style>
    <style:style style:name="gr34" style:family="graphic" style:parent-style-name="standard">
      <style:graphic-properties draw:fill="solid" draw:fill-color="#ff6633" draw:textarea-horizontal-align="justify" draw:textarea-vertical-align="middle" draw:auto-grow-height="false" loext:decorative="false"/>
    </style:style>
    <style:style style:name="gr35" style:family="graphic">
      <style:graphic-properties loext:decorative="false"/>
    </style:style>
    <style:style style:name="gr36" style:family="graphic" style:parent-style-name="objectwithoutfill">
      <style:graphic-properties draw:fill="none" draw:textarea-vertical-align="middle" loext:decorative="false"/>
    </style:style>
    <style:style style:name="gr37" style:family="graphic" style:parent-style-name="standard">
      <style:graphic-properties draw:fill="solid" draw:fill-color="#ff420e" draw:textarea-vertical-align="middle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Pontas_20_das_20_setas_20_20" draw:marker-end-width="0.3cm" draw:fill="none" draw:textarea-vertical-align="middle" loext:decorative="false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Pontas_20_das_20_setas_20_21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Pontas_20_das_20_setas_20_22" draw:marker-end-width="0.3cm" draw:fill="none" draw:textarea-vertical-align="middle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Pontas_20_das_20_setas_20_23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Pontas_20_das_20_setas_20_24" draw:marker-end-width="0.3cm" draw:fill="none" draw:textarea-vertical-align="middle" loext:decorative="false"/>
    </style:style>
    <style:style style:name="gr48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748cm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Pontas_20_das_20_setas_20_26" draw:marker-end-width="0.3cm" draw:fill="none" draw:textarea-vertical-align="middle" loext:decorative="false"/>
    </style:style>
    <style:style style:name="gr50" style:family="graphic" style:parent-style-name="standard">
      <style:graphic-properties draw:fill="solid" draw:fill-color="#ffde59" draw:textarea-horizontal-align="justify" draw:textarea-vertical-align="middle" draw:auto-grow-height="false" fo:min-height="0.5cm" fo:min-width="2.45cm" style:writing-mode="lr-tb" loext:decorative="false"/>
      <style:paragraph-properties style:writing-mode="lr-tb"/>
    </style:style>
    <style:style style:name="gr51" style:family="graphic" style:parent-style-name="objectwithoutfill">
      <style:graphic-properties draw:marker-end="Pontas_20_das_20_setas_20_27" draw:marker-end-width="0.3cm" draw:fill="none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08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4ea6b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94bd5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solid" draw:fill-color="#008080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11" style:family="paragraph">
      <loext:graphic-properties draw:fill="solid" draw:fill-color="#008080"/>
      <style:paragraph-properties fo:text-align="center"/>
      <style:text-properties fo:color="#ffffff" loext:opacity="100%" fo:font-size="10pt" style:font-size-asian="10pt" style:font-size-complex="10pt"/>
    </style:style>
    <style:style style:name="P12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6633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008080"/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solid" draw:fill-color="#ff6633"/>
      <style:paragraph-properties fo:text-align="center"/>
    </style:style>
    <style:style style:name="P17" style:family="paragraph">
      <style:paragraph-properties fo:text-align="center"/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18" style:family="paragraph">
      <loext:graphic-properties draw:fill="solid" draw:fill-color="#ff420e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729fcf"/>
      <style:paragraph-properties fo:text-align="center" style:writing-mode="lr-tb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="solid" draw:fill-color="#ffde59"/>
      <style:paragraph-properties fo:text-align="center" style:writing-mode="lr-tb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3.688cm" svg:height="1.112cm" svg:x="5.6cm" svg:y="2.6cm">
          <text:p text:style-name="P1"><text:span text:style-name="T1">MnemonicItemBase</text:span></text:p>
        </draw:rect>
        <draw:rect draw:style-name="gr2" draw:text-style-name="P3" draw:layer="layout" svg:width="3.688cm" svg:height="1.112cm" svg:x="5.512cm" svg:y="9.338cm">
          <text:p text:style-name="P1"><text:span text:style-name="T1">MnemonicItem</text:span></text:p>
        </draw:rect>
        <draw:line draw:style-name="gr3" draw:text-style-name="P4" draw:layer="layout" svg:x1="7.3cm" svg:y1="8.9cm" svg:x2="7.3cm" svg:y2="3.8cm">
          <text:p/>
        </draw:line>
        <draw:rect draw:style-name="gr1" draw:text-style-name="P2" draw:layer="layout" svg:width="4.3cm" svg:height="1.112cm" svg:x="9.9cm" svg:y="2.588cm">
          <text:p text:style-name="P1"><text:span text:style-name="T1">MnemonicContainerBase</text:span></text:p>
        </draw:rect>
        <draw:rect draw:style-name="gr1" draw:text-style-name="P2" draw:layer="layout" svg:width="3.688cm" svg:height="1.112cm" svg:x="10.2cm" svg:y="5.7cm">
          <text:p text:style-name="P1"><text:span text:style-name="T1">MnemonicAccess</text:span></text:p>
        </draw:rect>
        <draw:rect draw:style-name="gr2" draw:text-style-name="P3" draw:layer="layout" svg:width="3.688cm" svg:height="1.112cm" svg:x="10.237cm" svg:y="9.338cm">
          <text:p text:style-name="P1"><text:span text:style-name="T1">MnemonicContainer</text:span></text:p>
        </draw:rect>
        <draw:line draw:style-name="gr4" draw:text-style-name="P4" draw:layer="layout" svg:x1="12.3cm" svg:y1="5.6cm" svg:x2="12.3cm" svg:y2="3.8cm">
          <text:p/>
        </draw:line>
        <draw:line draw:style-name="gr5" draw:text-style-name="P4" draw:layer="layout" svg:x1="12.1cm" svg:y1="9.1cm" svg:x2="12.1cm" svg:y2="6.9cm">
          <text:p/>
        </draw:line>
        <draw:rect draw:style-name="gr1" draw:text-style-name="P2" draw:layer="layout" svg:width="4.3cm" svg:height="1.112cm" svg:x="15.2cm" svg:y="2.5cm">
          <text:p text:style-name="P1"><text:span text:style-name="T1">DisassembledItemBase</text:span></text:p>
        </draw:rect>
        <draw:rect draw:style-name="gr1" draw:text-style-name="P2" draw:layer="layout" svg:width="4.3cm" svg:height="1.112cm" svg:x="15.1cm" svg:y="5.7cm">
          <text:p text:style-name="P1"><text:span text:style-name="T1">DisassembledItemData</text:span></text:p>
        </draw:rect>
        <draw:rect draw:style-name="gr2" draw:text-style-name="P3" draw:layer="layout" svg:width="3.688cm" svg:height="1.112cm" svg:x="15.412cm" svg:y="9.338cm">
          <text:p text:style-name="P1"><text:span text:style-name="T1">DisassembledItem</text:span></text:p>
        </draw:rect>
        <draw:line draw:style-name="gr6" draw:text-style-name="P4" draw:layer="layout" svg:x1="17.2cm" svg:y1="5.5cm" svg:x2="17.2cm" svg:y2="3.8cm">
          <text:p/>
        </draw:line>
        <draw:line draw:style-name="gr7" draw:text-style-name="P4" draw:layer="layout" svg:x1="17.3cm" svg:y1="9.1cm" svg:x2="17.3cm" svg:y2="6.9cm">
          <text:p/>
        </draw:line>
        <draw:rect draw:style-name="gr2" draw:text-style-name="P3" draw:layer="layout" svg:width="3.688cm" svg:height="1.112cm" svg:x="19.8cm" svg:y="9.35cm">
          <text:p text:style-name="P1"><text:span text:style-name="T1">CodeViewItem</text:span></text:p>
        </draw:rect>
        <draw:rect draw:style-name="gr1" draw:text-style-name="P2" draw:layer="layout" svg:width="4.3cm" svg:height="1.112cm" svg:x="24.1cm" svg:y="2.5cm">
          <text:p text:style-name="P1"><text:span text:style-name="T1">SourceCodeContainer</text:span></text:p>
        </draw:rect>
        <draw:rect draw:style-name="gr1" draw:text-style-name="P2" draw:layer="layout" svg:width="4.3cm" svg:height="1.112cm" svg:x="24.2cm" svg:y="5.7cm">
          <text:p text:style-name="P1"><text:span text:style-name="T1">SourceCodeAccess</text:span></text:p>
        </draw:rect>
        <draw:rect draw:style-name="gr2" draw:text-style-name="P3" draw:layer="layout" svg:width="3.688cm" svg:height="1.112cm" svg:x="24.6cm" svg:y="9.375cm">
          <text:p text:style-name="P1"><text:span text:style-name="T1">SourceCodeLines</text:span></text:p>
        </draw:rect>
        <draw:line draw:style-name="gr8" draw:text-style-name="P4" draw:layer="layout" svg:x1="26.4cm" svg:y1="5.5cm" svg:x2="26.4cm" svg:y2="3.7cm">
          <text:p/>
        </draw:line>
        <draw:line draw:style-name="gr9" draw:text-style-name="P4" draw:layer="layout" svg:x1="26.4cm" svg:y1="9cm" svg:x2="26.4cm" svg:y2="6.9cm">
          <text:p/>
        </draw:line>
        <draw:rect draw:style-name="gr1" draw:text-style-name="P2" draw:layer="layout" svg:width="3.688cm" svg:height="1.112cm" svg:x="1.6cm" svg:y="17.9cm">
          <text:p text:style-name="P1"><text:span text:style-name="T1">CartridgeRomFile</text:span></text:p>
        </draw:rect>
        <draw:rect draw:style-name="gr1" draw:text-style-name="P2" draw:layer="layout" svg:width="3.688cm" svg:height="1.112cm" svg:x="6.012cm" svg:y="17.988cm">
          <text:p text:style-name="P1"><text:span text:style-name="T1">BinFile</text:span></text:p>
        </draw:rect>
        <draw:rect draw:style-name="gr2" draw:text-style-name="P3" draw:layer="layout" svg:width="3.688cm" svg:height="1.112cm" svg:x="2.712cm" svg:y="14.9cm">
          <text:p text:style-name="P1"><text:span text:style-name="T1">RawData</text:span></text:p>
        </draw:rect>
        <draw:line draw:style-name="gr10" draw:text-style-name="P4" draw:layer="layout" svg:x1="4cm" svg:y1="16.2cm" svg:x2="3.6cm" svg:y2="17.8cm">
          <text:p/>
        </draw:line>
        <draw:line draw:style-name="gr11" draw:text-style-name="P4" draw:layer="layout" svg:x1="5.2cm" svg:y1="16.2cm" svg:x2="7.8cm" svg:y2="17.9cm">
          <text:p/>
        </draw:line>
        <draw:rect draw:style-name="gr2" draw:text-style-name="P3" draw:layer="layout" svg:width="3.688cm" svg:height="1.112cm" svg:x="7.012cm" svg:y="14.888cm">
          <text:p text:style-name="P1"><text:span text:style-name="T1">LabelItem</text:span></text:p>
        </draw:rect>
        <draw:rect draw:style-name="gr2" draw:text-style-name="P3" draw:layer="layout" svg:width="3.688cm" svg:height="1.112cm" svg:x="11.412cm" svg:y="14.9cm">
          <text:p text:style-name="P1"><text:span text:style-name="T1">SystemLabelItem</text:span></text:p>
        </draw:rect>
        <draw:rect draw:style-name="gr2" draw:text-style-name="P3" draw:layer="layout" svg:width="3.688cm" svg:height="1.112cm" svg:x="15.612cm" svg:y="14.9cm">
          <text:p text:style-name="P1"><text:span text:style-name="T1">SystemLabelList</text:span></text:p>
        </draw:rect>
        <draw:rect draw:style-name="gr2" draw:text-style-name="P3" draw:layer="layout" svg:width="3.688cm" svg:height="1.112cm" svg:x="19.912cm" svg:y="14.9cm">
          <text:p text:style-name="P1"><text:span text:style-name="T1">LabelManager</text:span></text:p>
        </draw:rect>
        <draw:rect draw:style-name="gr2" draw:text-style-name="P3" draw:layer="layout" svg:width="3.688cm" svg:height="1.112cm" svg:x="24.412cm" svg:y="14.9cm">
          <text:p text:style-name="P1"><text:span text:style-name="T1">LabelListCtr</text:span></text:p>
        </draw:rect>
        <draw:rect draw:style-name="gr2" draw:text-style-name="P3" draw:layer="layout" svg:width="3.688cm" svg:height="1.112cm" svg:x="1.312cm" svg:y="9.338cm">
          <text:p text:style-name="P1"><text:span text:style-name="T1">RawDataManager</text:span></text:p>
        </draw:rect>
        <draw:line draw:style-name="gr12" draw:text-style-name="P4" draw:layer="layout" svg:x1="4.4cm" svg:y1="10.8cm" svg:x2="5.9cm" svg:y2="10.8cm">
          <text:p/>
        </draw:line>
        <draw:line draw:style-name="gr12" draw:text-style-name="P4" draw:layer="layout" svg:x1="9.1cm" svg:y1="10.8cm" svg:x2="10.6cm" svg:y2="10.8cm">
          <text:p/>
        </draw:line>
        <draw:line draw:style-name="gr12" draw:text-style-name="P4" draw:layer="layout" svg:x1="14cm" svg:y1="10.8cm" svg:x2="15.5cm" svg:y2="10.8cm">
          <text:p/>
        </draw:line>
        <draw:line draw:style-name="gr12" draw:text-style-name="P4" draw:layer="layout" svg:x1="18.7cm" svg:y1="10.8cm" svg:x2="20.2cm" svg:y2="10.8cm">
          <text:p/>
        </draw:line>
        <draw:line draw:style-name="gr12" draw:text-style-name="P4" draw:layer="layout" svg:x1="23.4cm" svg:y1="10.8cm" svg:x2="24.9cm" svg:y2="10.8cm">
          <text:p/>
        </draw:line>
      </draw:page>
      <draw:page draw:name="page2" draw:style-name="dp1" draw:master-page-name="Padrão">
        <office:forms form:automatic-focus="false" form:apply-design-mode="false"/>
        <draw:rect draw:style-name="gr2" draw:text-style-name="P3" draw:layer="layout" svg:width="3.688cm" svg:height="1.112cm" svg:x="6.5cm" svg:y="6.688cm">
          <text:p text:style-name="P1"><text:span text:style-name="T1">DisassembledItem</text:span></text:p>
        </draw:rect>
        <draw:rect draw:style-name="gr2" draw:text-style-name="P3" draw:layer="layout" svg:width="3.688cm" svg:height="1.112cm" svg:x="1.512cm" svg:y="4.7cm">
          <text:p text:style-name="P1"><text:span text:style-name="T1">MnemonicItem</text:span></text:p>
        </draw:rect>
        <draw:rect draw:style-name="gr2" draw:text-style-name="P3" draw:layer="layout" svg:width="3.688cm" svg:height="1.112cm" svg:x="1.5cm" svg:y="6.688cm">
          <text:p text:style-name="P1"><text:span text:style-name="T1">RawData</text:span></text:p>
        </draw:rect>
        <draw:rect draw:style-name="gr2" draw:text-style-name="P3" draw:layer="layout" svg:width="3.688cm" svg:height="1.112cm" svg:x="11.7cm" svg:y="6.688cm">
          <text:p text:style-name="P1"><text:span text:style-name="T1">CodeViewItem</text:span></text:p>
        </draw:rect>
        <draw:line draw:style-name="gr13" draw:text-style-name="P4" draw:layer="layout" svg:x1="6.7cm" svg:y1="6.5cm" svg:x2="5.4cm" svg:y2="5.3cm">
          <text:p/>
        </draw:line>
        <draw:line draw:style-name="gr14" draw:text-style-name="P4" draw:layer="layout" svg:x1="6.3cm" svg:y1="7.3cm" svg:x2="5.2cm" svg:y2="7.3cm">
          <text:p/>
        </draw:line>
        <draw:line draw:style-name="gr15" draw:text-style-name="P4" draw:layer="layout" svg:x1="11.5cm" svg:y1="7.2cm" svg:x2="10.3cm" svg:y2="7.2cm">
          <text:p/>
        </draw:line>
        <draw:rect draw:style-name="gr2" draw:text-style-name="P3" draw:layer="layout" svg:width="3.688cm" svg:height="1.112cm" svg:x="6.5cm" svg:y="8.788cm">
          <text:p text:style-name="P1"><text:span text:style-name="T1">LabelItem</text:span></text:p>
        </draw:rect>
        <draw:line draw:style-name="gr16" draw:text-style-name="P4" draw:layer="layout" svg:x1="11.8cm" svg:y1="8.1cm" svg:x2="10.4cm" svg:y2="9.2cm">
          <text:p/>
        </draw:line>
      </draw:page>
      <draw:page draw:name="page3" draw:style-name="dp1" draw:master-page-name="Padrão">
        <office:forms form:automatic-focus="false" form:apply-design-mode="false"/>
        <draw:rect draw:style-name="gr2" draw:text-style-name="P3" draw:layer="layout" svg:width="3.688cm" svg:height="1.112cm" svg:x="6.612cm" svg:y="3.688cm">
          <text:p text:style-name="P1"><text:span text:style-name="T1">RawDataManager</text:span></text:p>
        </draw:rect>
        <draw:rect draw:style-name="gr17" draw:text-style-name="P5" draw:layer="layout" svg:width="3.688cm" svg:height="1.112cm" svg:x="1.712cm" svg:y="1.788cm">
          <text:p text:style-name="P1"><text:span text:style-name="T1">RawData 1</text:span></text:p>
          <text:p text:style-name="P1"><text:span text:style-name="T1">Arquivo 1</text:span></text:p>
        </draw:rect>
        <draw:rect draw:style-name="gr17" draw:text-style-name="P5" draw:layer="layout" svg:width="3.688cm" svg:height="1.112cm" svg:x="1.712cm" svg:y="3.388cm">
          <text:p text:style-name="P1"><text:span text:style-name="T1">RawData 2</text:span></text:p>
          <text:p text:style-name="P1"><text:span text:style-name="T1">Arquivo 2</text:span></text:p>
        </draw:rect>
        <draw:rect draw:style-name="gr17" draw:text-style-name="P5" draw:layer="layout" svg:width="3.688cm" svg:height="1.112cm" svg:x="1.712cm" svg:y="7.388cm">
          <text:p text:style-name="P1"><text:span text:style-name="T1">RawData n</text:span></text:p>
          <text:p text:style-name="P1"><text:span text:style-name="T1">Arquivo n</text:span></text:p>
        </draw:rect>
        <draw:frame draw:style-name="gr18" draw:text-style-name="P6" draw:layer="layout" svg:width="0.68cm" svg:height="2.384cm" svg:x="3.2cm" svg:y="4.8cm">
          <draw:text-box>
            <text:p>.</text:p>
            <text:p>.</text:p>
            <text:p>.</text:p>
          </draw:text-box>
        </draw:frame>
        <draw:line draw:style-name="gr19" draw:text-style-name="P4" draw:layer="layout" svg:x1="6.3cm" svg:y1="3.7cm" svg:x2="5.7cm" svg:y2="2.6cm">
          <text:p/>
        </draw:line>
        <draw:line draw:style-name="gr20" draw:text-style-name="P4" draw:layer="layout" svg:x1="6.4cm" svg:y1="4.2cm" svg:x2="5.5cm" svg:y2="4.2cm">
          <text:p/>
        </draw:line>
        <draw:line draw:style-name="gr21" draw:text-style-name="P4" draw:layer="layout" svg:x1="6.3cm" svg:y1="4.7cm" svg:x2="5.5cm" svg:y2="7.3cm">
          <text:p/>
        </draw:line>
        <draw:rect draw:style-name="gr2" draw:text-style-name="P3" draw:layer="layout" svg:width="5.688cm" svg:height="1.112cm" svg:x="6.612cm" svg:y="12.088cm">
          <text:p text:style-name="P1"><text:span text:style-name="T1">DisassembledContainerList</text:span></text:p>
        </draw:rect>
        <draw:rect draw:style-name="gr17" draw:text-style-name="P5" draw:layer="layout" svg:width="4.2cm" svg:height="1.112cm" svg:x="1.4cm" svg:y="10.188cm">
          <text:p text:style-name="P1"><text:span text:style-name="T1">DisassembledContainer 1</text:span></text:p>
          <text:p text:style-name="P1"><text:span text:style-name="T1">(Arquivo 1)</text:span></text:p>
        </draw:rect>
        <draw:rect draw:style-name="gr17" draw:text-style-name="P5" draw:layer="layout" svg:width="4.2cm" svg:height="1.112cm" svg:x="1.4cm" svg:y="11.788cm">
          <text:p text:style-name="P1"><text:span text:style-name="T1">DisassembledContainer 2</text:span></text:p>
          <text:p text:style-name="P1"><text:span text:style-name="T1">(Arquivo 2)</text:span></text:p>
        </draw:rect>
        <draw:rect draw:style-name="gr17" draw:text-style-name="P5" draw:layer="layout" svg:width="4.3cm" svg:height="1.112cm" svg:x="1.3cm" svg:y="15.788cm">
          <text:p text:style-name="P1"><text:span text:style-name="T1">DisassembledContainer n</text:span></text:p>
          <text:p text:style-name="P1"><text:span text:style-name="T1">(Arquivo n)</text:span></text:p>
        </draw:rect>
        <draw:frame draw:style-name="gr18" draw:text-style-name="P6" draw:layer="layout" svg:width="0.68cm" svg:height="2.384cm" svg:x="3.2cm" svg:y="13.2cm">
          <draw:text-box>
            <text:p>.</text:p>
            <text:p>.</text:p>
            <text:p>.</text:p>
          </draw:text-box>
        </draw:frame>
        <draw:line draw:style-name="gr19" draw:text-style-name="P4" draw:layer="layout" svg:x1="6.3cm" svg:y1="12.1cm" svg:x2="5.7cm" svg:y2="11cm">
          <text:p/>
        </draw:line>
        <draw:line draw:style-name="gr20" draw:text-style-name="P4" draw:layer="layout" svg:x1="6.4cm" svg:y1="12.6cm" svg:x2="5.5cm" svg:y2="12.6cm">
          <text:p/>
        </draw:line>
        <draw:line draw:style-name="gr21" draw:text-style-name="P4" draw:layer="layout" svg:x1="6.3cm" svg:y1="13.1cm" svg:x2="5.5cm" svg:y2="15.7cm">
          <text:p/>
        </draw:line>
      </draw:page>
      <draw:page draw:name="page4" draw:style-name="dp1" draw:master-page-name="Padrão">
        <office:forms form:automatic-focus="false" form:apply-design-mode="false"/>
        <draw:rect draw:style-name="gr22" draw:text-style-name="P1" draw:layer="layout" svg:width="3.787cm" svg:height="1.169cm" svg:x="13.513cm" svg:y="1.4cm">
          <text:p text:style-name="P1">User</text:p>
        </draw:rect>
        <draw:rect draw:style-name="gr22" draw:text-style-name="P7" draw:layer="layout" svg:width="4.107cm" svg:height="0.959cm" svg:x="10.5cm" svg:y="5.61cm">
          <text:p text:style-name="P1"><text:span text:style-name="T1">CodeView</text:span></text:p>
        </draw:rect>
        <draw:rect draw:style-name="gr23" draw:text-style-name="P8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22" draw:text-style-name="P7" draw:layer="layout" svg:width="4.107cm" svg:height="0.959cm" svg:x="16.1cm" svg:y="5.61cm">
          <text:p text:style-name="P1"><text:span text:style-name="T1">ProjectManager</text:span></text:p>
        </draw:rect>
        <draw:rect draw:style-name="gr22" draw:text-style-name="P1" draw:layer="layout" svg:width="12.003cm" svg:height="1.035cm" svg:x="9.6cm" svg:y="3.156cm">
          <text:p text:style-name="P1">IDZ80 Main Dialog</text:p>
        </draw:rect>
        <draw:line draw:style-name="gr24" draw:text-style-name="P4" draw:layer="layout" svg:x1="12.607cm" svg:y1="4.215cm" svg:x2="12.583cm" svg:y2="5.369cm">
          <text:p/>
        </draw:line>
        <draw:line draw:style-name="gr24" draw:text-style-name="P4" draw:layer="layout" svg:x1="18.007cm" svg:y1="4.215cm" svg:x2="17.983cm" svg:y2="5.369cm">
          <text:p/>
        </draw:line>
        <draw:rect draw:style-name="gr1" draw:text-style-name="P10" draw:layer="layout" svg:width="3.625cm" svg:height="1.112cm" svg:x="5.975cm" svg:y="18.369cm">
          <text:p text:style-name="P9"><text:span text:style-name="T2">MnemonicItem</text:span></text:p>
          <text:p text:style-name="P9"><text:span text:style-name="T2">(object)</text:span></text:p>
        </draw:rect>
        <draw:rect draw:style-name="gr1" draw:text-style-name="P11" draw:layer="layout" svg:width="3.6cm" svg:height="1.1cm" svg:x="9.8cm" svg:y="18.369cm">
          <text:p text:style-name="P1"><text:span text:style-name="T2">RawData</text:span></text:p>
          <text:p text:style-name="P1"><text:span text:style-name="T2">(Byte)</text:span></text:p>
        </draw:rect>
        <draw:rect draw:style-name="gr25" draw:text-style-name="P12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26" draw:text-style-name="P4" draw:layer="layout" svg:x1="9.3cm" svg:y1="17.369cm" svg:x2="8.6cm" svg:y2="18.269cm">
          <text:p/>
        </draw:line>
        <draw:line draw:style-name="gr27" draw:text-style-name="P4" draw:layer="layout" svg:x1="10.5cm" svg:y1="17.369cm" svg:x2="11.3cm" svg:y2="18.269cm">
          <text:p/>
        </draw:line>
        <draw:rect draw:style-name="gr1" draw:text-style-name="P11" draw:layer="layout" svg:width="3.6cm" svg:height="1.1cm" svg:x="13.6cm" svg:y="18.369cm">
          <text:p text:style-name="P1"><text:span text:style-name="T2">LabelItem</text:span></text:p>
          <text:p text:style-name="P1"><text:span text:style-name="T2">(object)</text:span></text:p>
        </draw:rect>
        <draw:line draw:style-name="gr26" draw:text-style-name="P4" draw:layer="layout" svg:x1="10.6cm" svg:y1="14.769cm" svg:x2="9.7cm" svg:y2="15.869cm">
          <text:p/>
        </draw:line>
        <draw:line draw:style-name="gr28" draw:text-style-name="P4" draw:layer="layout" svg:x1="15.5cm" svg:y1="18.169cm" svg:x2="12.3cm" svg:y2="14.769cm">
          <text:p/>
        </draw:line>
        <draw:rect draw:style-name="gr1" draw:text-style-name="P11" draw:layer="layout" svg:width="3.6cm" svg:height="1.1cm" svg:x="17.4cm" svg:y="18.369cm">
          <text:p text:style-name="P1"><text:span text:style-name="T2">Comment</text:span></text:p>
          <text:p text:style-name="P1"><text:span text:style-name="T2">(wxString)</text:span></text:p>
        </draw:rect>
        <draw:rect draw:style-name="gr1" draw:text-style-name="P11" draw:layer="layout" svg:width="3.3cm" svg:height="1.1cm" svg:x="21.2cm" svg:y="18.369cm">
          <text:p text:style-name="P1"><text:span text:style-name="T2">ArgRectangle</text:span></text:p>
          <text:p text:style-name="P1"><text:span text:style-name="T2">(wxRect)</text:span></text:p>
        </draw:rect>
        <draw:line draw:style-name="gr28" draw:text-style-name="P4" draw:layer="layout" svg:x1="23cm" svg:y1="18.269cm" svg:x2="19.8cm" svg:y2="14.869cm">
          <text:p/>
        </draw:line>
        <draw:line draw:style-name="gr28" draw:text-style-name="P4" draw:layer="layout" svg:x1="19cm" svg:y1="18.169cm" svg:x2="15.8cm" svg:y2="14.769cm">
          <text:p/>
        </draw:line>
        <draw:rect draw:style-name="gr29" draw:text-style-name="P13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30" draw:text-style-name="P4" draw:layer="layout" svg:x1="14.9cm" svg:y1="11.669cm" svg:x2="14.9cm" svg:y2="13.269cm">
          <text:p/>
        </draw:line>
        <draw:line draw:style-name="gr30" draw:text-style-name="P4" draw:layer="layout" svg:x1="12.6cm" svg:y1="6.769cm" svg:x2="14.4cm" svg:y2="10.069cm">
          <text:p/>
        </draw:line>
        <draw:line draw:style-name="gr30" draw:text-style-name="P4" draw:layer="layout" svg:x1="18.2cm" svg:y1="6.769cm" svg:x2="15.7cm" svg:y2="10.069cm">
          <text:p/>
        </draw:line>
        <draw:custom-shape draw:style-name="gr31" draw:text-style-name="P14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1.9cm" svg:y="21.094cm">
          <draw:text-box>
            <text:p><text:span text:style-name="T3">Single item</text:span></text:p>
          </draw:text-box>
        </draw:frame>
        <draw:custom-shape draw:style-name="gr33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1.9cm" svg:y="21.894cm">
          <draw:text-box>
            <text:p><text:span text:style-name="T3">Process</text:span></text:p>
          </draw:text-box>
        </draw:frame>
        <draw:custom-shape draw:style-name="gr34" draw:text-style-name="P16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.9cm" svg:height="0.806cm" svg:x="1.9cm" svg:y="22.694cm">
          <draw:text-box>
            <text:p><text:span text:style-name="T3">Data Container</text:span></text:p>
          </draw:text-box>
        </draw:frame>
      </draw:page>
      <draw:page draw:name="page5" draw:style-name="dp1" draw:master-page-name="Padrão">
        <office:forms form:automatic-focus="false" form:apply-design-mode="false"/>
        <draw:rect draw:style-name="gr1" draw:text-style-name="P11" draw:layer="layout" svg:width="3.6cm" svg:height="1.1cm" svg:x="6.578cm" svg:y="6.7cm">
          <text:p text:style-name="P1"><text:span text:style-name="T2">RawData</text:span></text:p>
          <text:p text:style-name="P1"><text:span text:style-name="T2">(Byte)</text:span></text:p>
        </draw:rect>
        <draw:rect draw:style-name="gr22" draw:text-style-name="P17" draw:layer="layout" svg:width="4.107cm" svg:height="0.959cm" svg:x="12.171cm" svg:y="6.8cm">
          <text:p text:style-name="P1"><text:span text:style-name="T4">Decoder</text:span></text:p>
        </draw:rect>
        <draw:line draw:style-name="gr24" draw:text-style-name="P4" draw:layer="layout" svg:x1="16.478cm" svg:y1="6.8cm" svg:x2="18.178cm" svg:y2="5.2cm">
          <text:p/>
        </draw:line>
        <draw:custom-shape draw:style-name="gr31" draw:text-style-name="P14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2.8cm" svg:y="16.4cm">
          <draw:text-box>
            <text:p><text:span text:style-name="T3">Single item</text:span></text:p>
          </draw:text-box>
        </draw:frame>
        <draw:custom-shape draw:style-name="gr33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2.8cm" svg:y="17.2cm">
          <draw:text-box>
            <text:p><text:span text:style-name="T3">Process</text:span></text:p>
          </draw:text-box>
        </draw:frame>
        <draw:custom-shape draw:style-name="gr34" draw:text-style-name="P16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.9cm" svg:height="0.806cm" svg:x="2.8cm" svg:y="18cm">
          <draw:text-box>
            <text:p><text:span text:style-name="T3">Data Container</text:span></text:p>
          </draw:text-box>
        </draw:frame>
        <draw:g draw:style-name="gr35">
          <draw:rect draw:style-name="gr29" draw:text-style-name="P13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1" draw:text-style-name="P11" draw:layer="layout" svg:width="4.019cm" svg:height="1.1cm" svg:x="18.281cm" svg:y="7.371cm">
            <text:p text:style-name="P1"><text:span text:style-name="T2">DisassembledItem</text:span></text:p>
            <text:p text:style-name="P1"><text:span text:style-name="T2">(Object)</text:span></text:p>
          </draw:rect>
        </draw:g>
        <draw:g draw:style-name="gr35">
          <draw:rect draw:style-name="gr29" draw:text-style-name="P13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1" draw:text-style-name="P11" draw:layer="layout" svg:width="3.624cm" svg:height="1.1cm" svg:x="18.478cm" svg:y="4.671cm">
            <text:p text:style-name="P1"><text:span text:style-name="T2">LabelItem</text:span></text:p>
            <text:p text:style-name="P1"><text:span text:style-name="T2">(object)</text:span></text:p>
          </draw:rect>
        </draw:g>
        <draw:line draw:style-name="gr24" draw:text-style-name="P4" draw:layer="layout" svg:x1="10.378cm" svg:y1="7.3cm" svg:x2="12.078cm" svg:y2="7.3cm">
          <text:p/>
        </draw:line>
        <draw:line draw:style-name="gr24" draw:text-style-name="P4" draw:layer="layout" svg:x1="16.478cm" svg:y1="7.3cm" svg:x2="18.178cm" svg:y2="7.3cm">
          <text:p/>
        </draw:line>
        <draw:line draw:style-name="gr24" draw:text-style-name="P4" draw:layer="layout" svg:x1="17.878cm" svg:y1="4.8cm" svg:x2="16.178cm" svg:y2="6.4cm">
          <text:p/>
        </draw:line>
        <draw:rect draw:style-name="gr1" draw:text-style-name="P11" draw:layer="layout" svg:width="3.6cm" svg:height="1.1cm" svg:x="6.578cm" svg:y="4.6cm">
          <text:p text:style-name="P1"><text:span text:style-name="T2">MnemonicContainer</text:span></text:p>
          <text:p text:style-name="P1"><text:span text:style-name="T2">(object)</text:span></text:p>
        </draw:rect>
        <draw:line draw:style-name="gr24" draw:text-style-name="P4" draw:layer="layout" svg:x1="10.278cm" svg:y1="5.1cm" svg:x2="11.978cm" svg:y2="6.7cm">
          <text:p/>
        </draw:line>
      </draw:page>
      <draw:page draw:name="page6" draw:style-name="dp1" draw:master-page-name="Padrão">
        <office:forms form:automatic-focus="false" form:apply-design-mode="false"/>
        <draw:rect draw:style-name="gr22" draw:text-style-name="P17" draw:layer="layout" svg:width="4.107cm" svg:height="0.959cm" svg:x="10.493cm" svg:y="2.1cm">
          <text:p text:style-name="P1"><text:span text:style-name="T4">Main</text:span></text:p>
        </draw:rect>
        <draw:line draw:style-name="gr36" draw:text-style-name="P4" draw:layer="layout" svg:x1="15.5cm" svg:y1="2.1cm" svg:x2="15.5cm" svg:y2="16.7cm">
          <text:p/>
        </draw:line>
        <draw:rect draw:style-name="gr1" draw:text-style-name="P10" draw:layer="layout" svg:width="3.625cm" svg:height="1.112cm" svg:x="10.775cm" svg:y="4.388cm">
          <text:p text:style-name="P9"><text:span text:style-name="T2">Mnemonic Container</text:span></text:p>
        </draw:rect>
        <draw:rect draw:style-name="gr1" draw:text-style-name="P11" draw:layer="layout" svg:width="3.6cm" svg:height="1.1cm" svg:x="10.8cm" svg:y="5.7cm">
          <text:p text:style-name="P1"><text:span text:style-name="T2">RawData</text:span></text:p>
          <text:p text:style-name="P1"><text:span text:style-name="T2">Manager</text:span></text:p>
        </draw:rect>
        <draw:rect draw:style-name="gr22" draw:text-style-name="P17" draw:layer="layout" svg:width="4.107cm" svg:height="0.959cm" svg:x="16.5cm" svg:y="5.141cm">
          <text:p text:style-name="P1"><text:span text:style-name="T4">Decoder</text:span></text:p>
        </draw:rect>
        <draw:line draw:style-name="gr24" draw:text-style-name="P4" draw:layer="layout" svg:x1="14.8cm" svg:y1="6.2cm" svg:x2="16.3cm" svg:y2="5.8cm">
          <text:p/>
        </draw:line>
        <draw:line draw:style-name="gr24" draw:text-style-name="P4" draw:layer="layout" svg:x1="14.6cm" svg:y1="5cm" svg:x2="16.3cm" svg:y2="5.6cm">
          <text:p/>
        </draw:line>
        <draw:line draw:style-name="gr24" draw:text-style-name="P4" draw:layer="layout" svg:x1="16.4cm" svg:y1="6.4cm" svg:x2="14.6cm" svg:y2="7.6cm">
          <text:p/>
        </draw:line>
        <draw:rect draw:style-name="gr1" draw:text-style-name="P11" draw:layer="layout" svg:width="3.6cm" svg:height="1.1cm" svg:x="10.8cm" svg:y="7cm">
          <text:p text:style-name="P1"><text:span text:style-name="T2">Disassembled</text:span></text:p>
          <text:p text:style-name="P1"><text:span text:style-name="T2">Container</text:span></text:p>
        </draw:rect>
        <draw:rect draw:style-name="gr1" draw:text-style-name="P11" draw:layer="layout" svg:width="3.6cm" svg:height="1.1cm" svg:x="10.8cm" svg:y="8.3cm">
          <text:p text:style-name="P1"><text:span text:style-name="T2">Label Manager</text:span></text:p>
        </draw:rect>
        <draw:line draw:style-name="gr24" draw:text-style-name="P4" draw:layer="layout" svg:x1="14.6cm" svg:y1="8.3cm" svg:x2="17.5cm" svg:y2="6.3cm">
          <text:p/>
        </draw:line>
        <draw:line draw:style-name="gr24" draw:text-style-name="P4" draw:layer="layout" svg:x1="18cm" svg:y1="6.5cm" svg:x2="14.6cm" svg:y2="8.9cm">
          <text:p/>
        </draw:line>
        <draw:line draw:style-name="gr36" draw:text-style-name="P4" draw:layer="layout" svg:x1="9.5cm" svg:y1="2.1cm" svg:x2="9.5cm" svg:y2="16.7cm">
          <text:p/>
        </draw:line>
      </draw:page>
      <draw:page draw:name="page7" draw:style-name="dp1" draw:master-page-name="Padrão">
        <office:forms form:automatic-focus="false" form:apply-design-mode="false"/>
        <draw:rect draw:style-name="gr1" draw:text-style-name="P10" draw:layer="layout" svg:width="3.625cm" svg:height="1.112cm" svg:x="12.4cm" svg:y="5.388cm">
          <text:p text:style-name="P9"><text:span text:style-name="T2">SourceCodeAccess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1cm" svg:y="5.388cm">
          <text:p text:style-name="P9"><text:span text:style-name="T2">SourceCodeLines</text:span></text:p>
          <text:p text:style-name="P9"><text:span text:style-name="T2">(object)</text:span></text:p>
        </draw:rect>
        <draw:line draw:style-name="gr24" draw:text-style-name="P4" draw:layer="layout" svg:x1="16.124cm" svg:y1="5.988cm" svg:x2="17.224cm" svg:y2="5.988cm">
          <text:p/>
        </draw:line>
        <draw:rect draw:style-name="gr1" draw:text-style-name="P10" draw:layer="layout" svg:width="3.625cm" svg:height="1.112cm" svg:x="7.601cm" svg:y="5.388cm">
          <text:p text:style-name="P9"><text:span text:style-name="T2">SourceCodeContainer</text:span></text:p>
          <text:p text:style-name="P9"><text:span text:style-name="T2">(object)</text:span></text:p>
        </draw:rect>
        <draw:line draw:style-name="gr24" draw:text-style-name="P4" draw:layer="layout" svg:x1="11.224cm" svg:y1="5.988cm" svg:x2="12.324cm" svg:y2="5.988cm">
          <text:p/>
        </draw:line>
        <draw:frame draw:style-name="gr38" draw:text-style-name="P6" draw:layer="layout" svg:width="6.276cm" svg:height="0.963cm" svg:x="11cm" svg:y="3.4cm">
          <draw:text-box>
            <text:p>Objects Inheritance</text:p>
          </draw:text-box>
        </draw:frame>
        <draw:rect draw:style-name="gr1" draw:text-style-name="P10" draw:layer="layout" svg:width="3.625cm" svg:height="1.112cm" svg:x="12.401cm" svg:y="7.088cm">
          <text:p text:style-name="P9"><text:span text:style-name="T2">MnemonicAccess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2cm" svg:y="7.088cm">
          <text:p text:style-name="P9"><text:span text:style-name="T2">MnemonicContainer</text:span></text:p>
          <text:p text:style-name="P9"><text:span text:style-name="T2">(object)</text:span></text:p>
        </draw:rect>
        <draw:line draw:style-name="gr24" draw:text-style-name="P4" draw:layer="layout" svg:x1="16.125cm" svg:y1="7.688cm" svg:x2="17.225cm" svg:y2="7.688cm">
          <text:p/>
        </draw:line>
        <draw:rect draw:style-name="gr1" draw:text-style-name="P10" draw:layer="layout" svg:width="4.127cm" svg:height="1.112cm" svg:x="7.1cm" svg:y="7.088cm">
          <text:p text:style-name="P9"><text:span text:style-name="T2">MnemonicContainerBase</text:span></text:p>
          <text:p text:style-name="P9"><text:span text:style-name="T2">(object)</text:span></text:p>
        </draw:rect>
        <draw:line draw:style-name="gr24" draw:text-style-name="P4" draw:layer="layout" svg:x1="11.225cm" svg:y1="7.688cm" svg:x2="12.325cm" svg:y2="7.688cm">
          <text:p/>
        </draw:line>
        <draw:rect draw:style-name="gr1" draw:text-style-name="P10" draw:layer="layout" svg:width="3.625cm" svg:height="1.112cm" svg:x="12.402cm" svg:y="10.288cm">
          <text:p text:style-name="P9"><text:span text:style-name="T2">BinFile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3cm" svg:y="10.288cm">
          <text:p text:style-name="P9"><text:span text:style-name="T2">RawData</text:span></text:p>
          <text:p text:style-name="P9"><text:span text:style-name="T2">(object)</text:span></text:p>
        </draw:rect>
        <draw:line draw:style-name="gr24" draw:text-style-name="P4" draw:layer="layout" svg:x1="16.126cm" svg:y1="10.888cm" svg:x2="17.226cm" svg:y2="10.888cm">
          <text:p/>
        </draw:line>
        <draw:rect draw:style-name="gr1" draw:text-style-name="P10" draw:layer="layout" svg:width="3.627cm" svg:height="1.112cm" svg:x="12.4cm" svg:y="8.788cm">
          <text:p text:style-name="P9"><text:span text:style-name="T2">CartridgeRomFile</text:span></text:p>
          <text:p text:style-name="P9"><text:span text:style-name="T2">(object)</text:span></text:p>
        </draw:rect>
        <draw:line draw:style-name="gr24" draw:text-style-name="P4" draw:layer="layout" svg:x1="16cm" svg:y1="9.4cm" svg:x2="17.2cm" svg:y2="10.3cm">
          <text:p/>
        </draw:line>
        <draw:rect draw:style-name="gr1" draw:text-style-name="P10" draw:layer="layout" svg:width="3.625cm" svg:height="1.112cm" svg:x="12.403cm" svg:y="11.788cm">
          <text:p text:style-name="P9"><text:span text:style-name="T2">LogBase</text:span></text:p>
          <text:p text:style-name="P9"><text:span text:style-name="T2">(object)</text:span></text:p>
        </draw:rect>
        <draw:line draw:style-name="gr24" draw:text-style-name="P4" draw:layer="layout" svg:x1="16cm" svg:y1="12.3cm" svg:x2="17.2cm" svg:y2="11.4cm">
          <text:p/>
        </draw:line>
        <draw:rect draw:style-name="gr1" draw:text-style-name="P10" draw:layer="layout" svg:width="3.625cm" svg:height="1.112cm" svg:x="12.402cm" svg:y="13.488cm">
          <text:p text:style-name="P9"><text:span text:style-name="T2">DisassembledItemData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3cm" svg:y="13.488cm">
          <text:p text:style-name="P9"><text:span text:style-name="T2">DisassembledItem</text:span></text:p>
          <text:p text:style-name="P9"><text:span text:style-name="T2">(object)</text:span></text:p>
        </draw:rect>
        <draw:line draw:style-name="gr24" draw:text-style-name="P4" draw:layer="layout" svg:x1="16.126cm" svg:y1="14.088cm" svg:x2="17.226cm" svg:y2="14.088cm">
          <text:p/>
        </draw:line>
        <draw:rect draw:style-name="gr1" draw:text-style-name="P10" draw:layer="layout" svg:width="4.127cm" svg:height="1.112cm" svg:x="7.101cm" svg:y="13.488cm">
          <text:p text:style-name="P9"><text:span text:style-name="T2">DisassembledItemBase</text:span></text:p>
          <text:p text:style-name="P9"><text:span text:style-name="T2">(object)</text:span></text:p>
        </draw:rect>
        <draw:line draw:style-name="gr24" draw:text-style-name="P4" draw:layer="layout" svg:x1="11.226cm" svg:y1="14.088cm" svg:x2="12.326cm" svg:y2="14.088cm">
          <text:p/>
        </draw:line>
      </draw:page>
      <draw:page draw:name="page8" draw:style-name="dp1" draw:master-page-name="Padrão">
        <office:forms form:automatic-focus="false" form:apply-design-mode="false"/>
        <draw:frame draw:style-name="gr39" draw:text-style-name="P6" draw:layer="layout" svg:width="9.5cm" svg:height="1.25cm" svg:x="9.75cm" svg:y="1.5cm">
          <draw:text-box>
            <text:p>Dialogs e Frames</text:p>
          </draw:text-box>
        </draw:frame>
        <draw:custom-shape draw:style-name="gr40" draw:text-style-name="P19" draw:layer="layout" svg:width="3.5cm" svg:height="0.75cm" svg:x="1.5cm" svg:y="4.75cm">
          <text:p text:style-name="P1">Main Dialog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cm" svg:y1="6.5cm" svg:x2="3cm" svg:y2="6.5cm">
          <text:p/>
        </draw:line>
        <draw:line draw:style-name="gr36" draw:text-style-name="P4" draw:layer="layout" svg:x1="2cm" svg:y1="5.5cm" svg:x2="2cm" svg:y2="11.25cm">
          <text:p/>
        </draw:line>
        <draw:custom-shape draw:style-name="gr42" draw:text-style-name="P20" draw:layer="layout" svg:width="2.25cm" svg:height="0.75cm" svg:x="3cm" svg:y="6.05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2.25cm" svg:height="0.75cm" svg:x="6.25cm" svg:y="6.049cm">
          <text:p text:style-name="P1">Project</text:p>
          <draw:enhanced-geometry svg:viewBox="0 0 21600 21600" draw:type="rectangle" draw:enhanced-path="M 0 0 L 21600 0 21600 21600 0 21600 0 0 Z N"/>
        </draw:custom-shape>
        <draw:line draw:style-name="gr43" draw:text-style-name="P4" draw:layer="layout" svg:x1="5.25cm" svg:y1="6.5cm" svg:x2="6.25cm" svg:y2="6.5cm">
          <text:p/>
        </draw:line>
        <draw:custom-shape draw:style-name="gr42" draw:text-style-name="P20" draw:layer="layout" svg:width="2.25cm" svg:height="0.75cm" svg:x="6.25cm" svg:y="7.149cm">
          <text:p text:style-name="P1">Archive</text:p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5.25cm" svg:y1="6.5cm" svg:x2="6.25cm" svg:y2="7.5cm">
          <text:p/>
        </draw:line>
        <draw:custom-shape draw:style-name="gr45" draw:text-style-name="P19" draw:layer="layout" svg:width="2.5cm" svg:height="0.75cm" svg:x="3cm" svg:y="8.15cm">
          <text:p text:style-name="P1">Save as</text:p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2cm" svg:y1="8.5cm" svg:x2="3cm" svg:y2="8.5cm">
          <text:p/>
        </draw:line>
        <draw:line draw:style-name="gr47" draw:text-style-name="P4" draw:layer="layout" svg:x1="2cm" svg:y1="9.5cm" svg:x2="3cm" svg:y2="9.5cm">
          <text:p/>
        </draw:line>
        <draw:custom-shape draw:style-name="gr45" draw:text-style-name="P19" draw:layer="layout" svg:width="2.5cm" svg:height="0.75cm" svg:x="3cm" svg:y="9.15cm">
          <text:p text:style-name="P1">Info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3.248cm" svg:height="0.75cm" svg:x="10.002cm" svg:y="6.088cm">
          <text:p text:style-name="P21"><text:span text:style-name="T5">ProjectFilePick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8.5cm" svg:y1="6.5cm" svg:x2="10cm" svg:y2="6.5cm">
          <text:p/>
        </draw:line>
        <draw:custom-shape draw:style-name="gr48" draw:text-style-name="P22" draw:layer="layout" svg:width="3.248cm" svg:height="0.75cm" svg:x="10.002cm" svg:y="7.188cm">
          <text:p text:style-name="P21"><text:span text:style-name="T5">BinFilePick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8.5cm" svg:y1="7.5cm" svg:x2="10cm" svg:y2="7.5cm">
          <text:p/>
        </draw:line>
        <draw:custom-shape draw:style-name="gr50" draw:text-style-name="P23" draw:layer="layout" svg:width="2.95cm" svg:height="0.75cm" svg:x="6.3cm" svg:y="9.15cm">
          <text:p text:style-name="P1">Info<text:span text:style-name="T6">Dialog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5.5cm" svg:y1="9.5cm" svg:x2="6.25cm" svg:y2="9.5cm">
          <text:p/>
        </draw:line>
        <draw:frame draw:style-name="gr52" draw:text-style-name="P24" draw:layer="layout" svg:width="2.63cm" svg:height="0.569cm" svg:x="6.5cm" svg:y="9.931cm">
          <draw:text-box>
            <text:p><text:span text:style-name="T7">FileInfo_Dialog.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3-07-11T17:24:32.48</meta:creation-date>
    <dc:date>2025-09-13T21:26:12.477538100</dc:date>
    <meta:editing-duration>PT9H5M2S</meta:editing-duration>
    <meta:editing-cycles>44</meta:editing-cycles>
    <meta:generator>LibreOffice/25.2.6.2$Windows_X86_64 LibreOffice_project/729c5bfe710f5eb71ed3bbde9e06a6065e9c6c5d</meta:generator>
    <meta:document-statistic meta:object-count="165"/>
  </office:meta>
</office:document-meta>
</file>